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16b5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paragraph-rsid="00d52ffc"/>
    </style:style>
    <style:style style:name="P18" style:family="paragraph" style:parent-style-name="Standard">
      <style:text-properties officeooo:paragraph-rsid="00ac4446"/>
    </style:style>
    <style:style style:name="P19" style:family="paragraph" style:parent-style-name="Standard">
      <style:text-properties officeooo:paragraph-rsid="00ab8c66"/>
    </style:style>
    <style:style style:name="P20" style:family="paragraph" style:parent-style-name="Standard">
      <style:text-properties officeooo:paragraph-rsid="00a2d278"/>
    </style:style>
    <style:style style:name="P21" style:family="paragraph" style:parent-style-name="Standard">
      <style:text-properties officeooo:paragraph-rsid="00a11115"/>
    </style:style>
    <style:style style:name="P22" style:family="paragraph" style:parent-style-name="Standard">
      <style:text-properties officeooo:paragraph-rsid="009fcf47"/>
    </style:style>
    <style:style style:name="P23" style:family="paragraph" style:parent-style-name="Standard">
      <style:text-properties officeooo:paragraph-rsid="00981a80"/>
    </style:style>
    <style:style style:name="P24" style:family="paragraph" style:parent-style-name="Standard">
      <style:text-properties officeooo:paragraph-rsid="00964c56"/>
    </style:style>
    <style:style style:name="P25" style:family="paragraph" style:parent-style-name="Standard">
      <style:text-properties officeooo:paragraph-rsid="00dcd987"/>
    </style:style>
    <style:style style:name="P26" style:family="paragraph" style:parent-style-name="Standard">
      <style:text-properties officeooo:paragraph-rsid="00dd512f"/>
    </style:style>
    <style:style style:name="P27" style:family="paragraph" style:parent-style-name="Standard">
      <style:paragraph-properties fo:text-align="center" style:justify-single-word="false"/>
      <style:text-properties officeooo:paragraph-rsid="00a799fd"/>
    </style:style>
    <style:style style:name="P28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Ubuntu" fo:font-size="10pt" fo:font-weight="normal" officeooo:paragraph-rsid="00f57e50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54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55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5" style:family="text">
      <style:text-properties officeooo:rsid="00393a1c"/>
    </style:style>
    <style:style style:name="T66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0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1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72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4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5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6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en" fo:country="US" officeooo:rsid="00b372e4"/>
    </style:style>
    <style:style style:name="T92" style:family="text">
      <style:text-properties fo:language="en" fo:country="US" fo:font-weight="normal" style:font-weight-asian="normal" style:font-weight-complex="normal"/>
    </style:style>
    <style:style style:name="T93" style:family="text">
      <style:text-properties fo:language="en" fo:country="US" fo:font-weight="normal" officeooo:rsid="00b42bac" style:font-weight-asian="normal" style:font-weight-complex="normal"/>
    </style:style>
    <style:style style:name="T94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5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96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97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98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99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00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01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02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03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04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05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06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07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6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6"/></text:span></text:p>
      <text:p text:style-name="P17"><text:a xlink:type="simple" xlink:href="https://www.libreoffice.org/about-us/source-code/" text:style-name="Internet_20_link" text:visited-style-name="Visited_20_Internet_20_Link"><text:span text:style-name="Strong_20_Emphasis"><text:span text:style-name="T66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7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6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6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>$ cd /workspace</text:span></text:span></text:p>
      <text:p text:style-name="Standard"><text:span text:style-name="Strong_20_Emphasis"><text:span text:style-name="T66">$ vim autogen.input</text:span></text:span></text:p>
      <text:p text:style-name="P17"><text:a xlink:type="simple" xlink:href="https://gist.github.com/mrkara/18cefc8b48e403df5677b03c45145dcc" text:style-name="Internet_20_link" text:visited-style-name="Visited_20_Internet_20_Link"><text:span text:style-name="Strong_20_Emphasis"><text:span text:style-name="T66">https://gist.github.com/mrkara/18cefc8b48e403df5677b03c45145dcc</text:span></text:span></text:a><text:span text:style-name="Strong_20_Emphasis"><text:span text:style-name="T17"><text:tab/>:</text:span></text:span></text:p>
      <text:p text:style-name="P17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6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72">--without-java<text:line-break/>--without-help<text:line-break/>--with-parallelism=8</text:span></text:span></text:p>
      <text:p text:style-name="Standard"><text:span text:style-name="Strong_20_Emphasis"><text:span text:style-name="T66"/></text:span></text:p>
      <text:p text:style-name="P11">ekle ve kaydet.</text:p>
      <text:p text:style-name="P11"><text:line-break/><text:span text:style-name="T65">$ cp autogen.input core/ <text:s text:c="3"/>→ dosyayı /core ‘a kopyala</text:span></text:p>
      <text:p text:style-name="P11">$ cd core</text:p>
      <text:p text:style-name="P11"/>
      <text:p text:style-name="P17"><text:a xlink:type="simple" xlink:href="https://www.libreoffice.org/about-us/source-code/" text:style-name="Internet_20_link" text:visited-style-name="Visited_20_Internet_20_Link"><text:span text:style-name="Strong_20_Emphasis"><text:span text:style-name="T66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7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>Warning verirse nasm ile ilgili:</text:span></text:span></text:p>
      <text:p text:style-name="Standard"><text:span text:style-name="Strong_20_Emphasis"><text:span text:style-name="T66">$ brew install nasm</text:span></text:span></text:p>
      <text:p text:style-name="P17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7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6">$ cd /workspace/core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73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6">Host ile başlayan kısmı kopyala ve</text:span></text:span></text:p>
      <text:p text:style-name="P17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6">t. </text:span></text:span><text:span text:style-name="Strong_20_Emphasis"><text:span text:style-name="T57">(en son kısma newline ekle)</text:span></text:span></text:p>
      <text:p text:style-name="P17"><text:span text:style-name="Strong_20_Emphasis"><text:span text:style-name="T58">$ ./logerrit test <text:s text:c="3"/>→</text:span></text:span><text:span text:style-name="Strong_20_Emphasis"><text:span text:style-name="T59"> ayarlarımızı test etmek için. </text:span></text:span><text:span text:style-name="Strong_20_Emphasis"><text:span text:style-name="T60">Ilk kez ssh sunucusu ile iletişim kuracağı için parmak izini doğrulamamızı istiyor. ‘yes’ yaz. </text:span></text:span><text:span text:style-name="Strong_20_Emphasis"><text:span text:style-name="T61">Daha önce oluşturduğumuz ssh parolasını gir. </text:span></text:span><text:span text:style-name="Strong_20_Emphasis"><text:span text:style-name="T62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73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7"><text:span text:style-name="Strong_20_Emphasis"><text:span text:style-name="T66">$ git config --global user.name “Bayram Çiçek” </text:span></text:span><text:span text:style-name="Strong_20_Emphasis"><text:span text:style-name="T67">(ya da direkt → $ vim ~/.gitconfig)</text:span></text:span></text:p>
      <text:p text:style-name="P17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6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6">$ git diff</text:span></text:span></text:p>
      <text:p text:style-name="Standard"><text:span text:style-name="Strong_20_Emphasis"><text:span text:style-name="T66">$ git status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>$ make &amp;&amp; make check</text:span></text:span></text:p>
      <text:p text:style-name="Standard"><text:span text:style-name="Strong_20_Emphasis"><text:span text:style-name="T66"/></text:span></text:p>
      <text:p text:style-name="P17"><text:span text:style-name="Strong_20_Emphasis"><text:span text:style-name="T66">$ git commit -a -m “tdf#88205: </text:span></text:span><text:bookmark text:name="short_desc_nonedit_display"/><text:bookmark text:name="summary_container"/><text:span text:style-name="Strong_20_Emphasis"><text:span text:style-name="T66">Adapt uses of css::uno::Sequence to use initializer_list ctor”</text:span></text:span></text:p>
      <text:p text:style-name="P17"><text:span text:style-name="Strong_20_Emphasis"><text:span text:style-name="T66">$ git status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04"/></text:span></text:p>
      <text:p text:style-name="Standard"><text:span text:style-name="Strong_20_Emphasis"><text:span text:style-name="T106">Yeni değişiklik için:</text:span></text:span></text:p>
      <text:p text:style-name="Standard"><text:span text:style-name="Strong_20_Emphasis"><text:span text:style-name="T104">$ git checkout master</text:span></text:span></text:p>
      <text:p text:style-name="Standard"><text:span text:style-name="Strong_20_Emphasis"><text:span text:style-name="T104">$ git status</text:span></text:span></text:p>
      <text:p text:style-name="P22"><text:span text:style-name="Strong_20_Emphasis"><text:span text:style-name="T104">$ git checkout -b yeni-branch</text:span></text:span></text:p>
      <text:p text:style-name="P22"><text:span text:style-name="Strong_20_Emphasis"><text:span text:style-name="T105">(</text:span></text:span><text:span text:style-name="Strong_20_Emphasis"><text:span text:style-name="T63">Değişiklikleri y</text:span></text:span><text:span text:style-name="Strong_20_Emphasis"><text:span text:style-name="T64">ap.</text:span></text:span><text:span text:style-name="Strong_20_Emphasis"><text:span text:style-name="T105">)</text:span></text:span></text:p>
      <text:p text:style-name="P1"><text:span text:style-name="Strong_20_Emphasis"><text:span text:style-name="T68"/></text:span></text:p>
      <text:p text:style-name="P24"><text:span text:style-name="Strong_20_Emphasis"><text:span text:style-name="T74">Daha önce gönderilen commit üzerinde değişiklik yapmak için:</text:span></text:span></text:p>
      <text:p text:style-name="P23"><text:span text:style-name="Strong_20_Emphasis"><text:span text:style-name="T69">$ </text:span></text:span><text:span text:style-name="Strong_20_Emphasis"><text:span text:style-name="T70">git checkout </text:span></text:span><text:span text:style-name="Strong_20_Emphasis"><text:span text:style-name="T71">ilgili</text:span></text:span><text:span text:style-name="Strong_20_Emphasis"><text:span text:style-name="T70">-branch-</text:span></text:span><text:span text:style-name="Strong_20_Emphasis"><text:span text:style-name="T71">adi</text:span></text:span></text:p>
      <text:p text:style-name="P2"><text:span text:style-name="Strong_20_Emphasis"><text:span text:style-name="T75">Değişiklikleri yap.</text:span></text:span></text:p>
      <text:p text:style-name="P2"><text:span text:style-name="Strong_20_Emphasis"><text:span text:style-name="T75"/></text:span></text:p>
      <text:p text:style-name="P25"><text:span text:style-name="Strong_20_Emphasis"><text:span text:style-name="T76">$ make &amp;&amp; make check</text:span></text:span></text:p>
      <text:p text:style-name="P2"><text:span text:style-name="Strong_20_Emphasis"><text:span text:style-name="T75">$ </text:span></text:span><text:span text:style-name="Strong_20_Emphasis"><text:span text:style-name="T77">git commit -a --amend <text:s text:c="3"/></text:span></text:span><text:span text:style-name="Strong_20_Emphasis"><text:span text:style-name="T78">→ commit işlenir. </text:span></text:span><text:span text:style-name="Strong_20_Emphasis"><text:span text:style-name="T88">(editorde açılır)</text:span></text:span></text:p>
      <text:p text:style-name="P3"><text:span text:style-name="Strong_20_Emphasis"><text:span text:style-name="T79">$ ./logerrit submit master</text:span></text:span></text:p>
      <text:p text:style-name="P3"><text:span text:style-name="Strong_20_Emphasis"><text:span text:style-name="T79"/></text:span></text:p>
      <text:p text:style-name="P21"><text:span text:style-name="Strong_20_Emphasis"><text:span text:style-name="T89">master branch ‘ı güncellemek için:</text:span></text:span></text:p>
      <text:p text:style-name="P21"><text:span text:style-name="Strong_20_Emphasis"><text:span text:style-name="T80">$ </text:span></text:span><text:span text:style-name="Strong_20_Emphasis"><text:span text:style-name="T81">git checkout master</text:span></text:span></text:p>
      <text:p text:style-name="P20"><text:span text:style-name="Strong_20_Emphasis"><text:span text:style-name="T81">$ </text:span></text:span><text:span text:style-name="Strong_20_Emphasis"><text:span text:style-name="T82">git pull -r</text:span></text:span></text:p>
      <text:p text:style-name="P4"><text:span text:style-name="Strong_20_Emphasis"><text:span text:style-name="T83">$ git log <text:s text:c="3"/>→ son commit ‘in yakın tarihte olduğunu gör.</text:span></text:span></text:p>
      <text:p text:style-name="P4"><text:span text:style-name="Strong_20_Emphasis"><text:span text:style-name="T83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6">Qt Creator Entegrasyonu:</text:p>
      <text:p text:style-name="P11">$ cd core</text:p>
      <text:p text:style-name="P12">$ make qtcreator-ide-integration ("Successfully created the project files." yazısını gör.)</text:p>
      <text:p text:style-name="P13">$ Qt creator aç <text:span text:style-name="Strong_20_Emphasis"><text:span text:style-name="T90">→</text:span></text:span> "Open Project" <text:span text:style-name="Strong_20_Emphasis"><text:span text:style-name="T90">→</text:span></text:span> “core” dizini içinde <text:span text:style-name="Strong_20_Emphasis"><text:span text:style-name="T90">→</text:span></text:span> "lo.pro" dosyasını aç. Proje otomatik açılacaktır.</text:p>
      <text:p text:style-name="P13"/>
      <text:p text:style-name="P14"><text:span text:style-name="Strong_20_Emphasis"><text:span text:style-name="T107">- Projeyi test etmek için: Build → Run</text:span></text:span></text:p>
      <text:p text:style-name="P14"><text:span text:style-name="Strong_20_Emphasis"><text:span text:style-name="T83"/></text:span></text:p>
      <text:p text:style-name="P5"><text:span text:style-name="Strong_20_Emphasis"><text:span text:style-name="T91">Notlar:</text:span></text:span></text:p>
      <text:p text:style-name="P5"><text:span text:style-name="Strong_20_Emphasis"><text:span text:style-name="T92">$ git grep -10 "…"<text:tab/>→</text:span></text:span><text:span text:style-name="Strong_20_Emphasis"><text:span text:style-name="T93"> 10 satır aşağı ve yukarı gözükecek şekilde yazdırır.</text:span></text:span></text:p>
      <text:p text:style-name="P6"><text:span text:style-name="Strong_20_Emphasis"><text:span text:style-name="T94">$ git grep -n “…”<text:tab/>→ kaçıncı satırda olduğunu gösterir.</text:span></text:span></text:p>
      <text:p text:style-name="P6"><text:span text:style-name="Strong_20_Emphasis"><text:span text:style-name="T94">$ git grep -n isModified -- ./desktop/source/deployment/*</text:span></text:span></text:p>
      <text:p text:style-name="P8"><text:span text:style-name="Strong_20_Emphasis"><text:span text:style-name="T95">$ git grep -n highlight -- './sw/*' ':!./sw/qa/*' <text:s text:c="8"/>→ ./qa/* hariç</text:span></text:span></text:p>
      <text:p text:style-name="P8"><text:span text:style-name="Strong_20_Emphasis"><text:span text:style-name="T99">$ </text:span></text:span><text:span text:style-name="Strong_20_Emphasis"><text:span text:style-name="T95">git grep -n -10 'image' -- './*' ':!./*/qa/*' | grep 'flip' </text:span></text:span></text:p>
      <text:p text:style-name="P8"><text:span text:style-name="Strong_20_Emphasis"><text:span text:style-name="T95"/></text:span></text:p>
      <text:p text:style-name="P7"><text:span text:style-name="Strong_20_Emphasis"><text:span text:style-name="T94">$ git stash<text:tab/>→ değişiklikleri kaydedip başka branch’a geç.</text:span></text:span></text:p>
      <text:p text:style-name="P7"><text:span text:style-name="Strong_20_Emphasis"><text:span text:style-name="T94">$ git stash pop → kaydedilen değişkenleri tekrar etkin et.</text:span></text:span></text:p>
      <text:p text:style-name="P9"><text:span text:style-name="Strong_20_Emphasis"><text:span text:style-name="T96">$ </text:span></text:span><text:span text:style-name="Strong_20_Emphasis"><text:span text:style-name="T100">git add ./ &amp;&amp; $ </text:span></text:span><text:span text:style-name="Strong_20_Emphasis"><text:span text:style-name="T96">git commit <text:s text:c="2"/>→ commit’i editorde yaz.</text:span></text:span></text:p>
      <text:p text:style-name="P9"><text:span text:style-name="Strong_20_Emphasis"><text:span text:style-name="T96">$ </text:span></text:span><text:span text:style-name="Strong_20_Emphasis"><text:span text:style-name="T97">git commit -a --amend <text:s/>→ </text:span></text:span><text:span text:style-name="Strong_20_Emphasis"><text:span text:style-name="T96">en son commit’i edi</text:span></text:span><text:span text:style-name="Strong_20_Emphasis"><text:span text:style-name="T98">t</text:span></text:span><text:span text:style-name="Strong_20_Emphasis"><text:span text:style-name="T96">orde düzenle.</text:span></text:span></text:p>
      <text:p text:style-name="P9"><text:span text:style-name="Strong_20_Emphasis"><text:span text:style-name="T96"/></text:span></text:p>
      <text:p text:style-name="P29"><text:span text:style-name="Strong_20_Emphasis"><text:span text:style-name="T101">(commit yollamakta sıkıntı çıkarsa)</text:span></text:span></text:p>
      <text:p text:style-name="P10"><text:span text:style-name="Strong_20_Emphasis"><text:span text:style-name="T102">Gerrit üzerindeki commit’i yerele çekip düzenleme </text:span></text:span><text:span text:style-name="Strong_20_Emphasis"><text:span text:style-name="T103">|| yereldeki commiti gerrite yolla</text:span></text:span><text:span text:style-name="Strong_20_Emphasis"><text:span text:style-name="T102">:</text:span></text:span></text:p>
      <text:p text:style-name="P10"><text:span text:style-name="Strong_20_Emphasis"><text:span text:style-name="T53">$ </text:span></text:span><text:span text:style-name="Strong_20_Emphasis"><text:span text:style-name="T54">git log -</text:span></text:span><text:span text:style-name="Strong_20_Emphasis"><text:span text:style-name="T53">1</text:span></text:span></text:p>
      <text:p text:style-name="P10"><text:span text:style-name="Strong_20_Emphasis"><text:span text:style-name="T53">$ </text:span></text:span><text:span text:style-name="Strong_20_Emphasis"><text:span text:style-name="T54">git checkout -b newbranch </text:span></text:span><text:span text:style-name="Strong_20_Emphasis"><text:span text:style-name="T55">origin/master</text:span></text:span></text:p>
      <text:p text:style-name="P10"><text:soft-page-break/><text:span text:style-name="Strong_20_Emphasis"><text:span text:style-name="T53">$ </text:span></text:span><text:span text:style-name="Strong_20_Emphasis"><text:span text:style-name="T54">git cherry-pick &lt;hash if the commit from git log -</text:span></text:span><text:span text:style-name="Strong_20_Emphasis"><text:span text:style-name="T53">1</text:span></text:span><text:span text:style-name="Strong_20_Emphasis"><text:span text:style-name="T54">&gt;</text:span></text:span></text:p>
      <text:p text:style-name="P10"><text:span text:style-name="Strong_20_Emphasis"><text:span text:style-name="T53">$ (düzenlemeleri yap)</text:span></text:span></text:p>
      <text:p text:style-name="P10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6"><text:span text:style-name="Strong_20_Emphasis"><text:span text:style-name="T87"/></text:span></text:p>
      <text:p text:style-name="P27"><text:span text:style-name="Strong_20_Emphasis"><text:span text:style-name="T83">***</text:span></text:span></text:p>
      <text:p text:style-name="P4"><text:span text:style-name="Strong_20_Emphasis"><text:span text:style-name="T83"/></text:span></text:p>
      <text:p text:style-name="P19"><text:span text:style-name="Strong_20_Emphasis"><text:span text:style-name="T84">Ori</text:span></text:span><text:span text:style-name="Strong_20_Emphasis"><text:span text:style-name="T85">j</text:span></text:span><text:span text:style-name="Strong_20_Emphasis"><text:span text:style-name="T84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6">https://etherpad.gnome.org/p/ACMGitHub</text:span></text:span></text:a><text:span text:style-name="Strong_20_Emphasis"><text:span text:style-name="T84"> </text:span></text:span><text:span text:style-name="Strong_20_Emphasis"><text:span text:style-name="T86">(Muhammet Kara)</text:span></text:span></text:p>
      <text:p text:style-name="P18"><text:span text:style-name="Strong_20_Emphasis"><text:span text:style-name="T86">Düzenleyen<text:tab/>: Bayram Çiçek</text:span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6-07T07:58:14.933235686</dc:date>
    <meta:editing-duration>PT9H59M3S</meta:editing-duration>
    <meta:editing-cycles>182</meta:editing-cycles>
    <meta:generator>LibreOffice/7.1.3.2$Linux_X86_64 LibreOffice_project/10$Build-2</meta:generator>
    <meta:document-statistic meta:table-count="0" meta:image-count="0" meta:object-count="0" meta:page-count="3" meta:paragraph-count="84" meta:word-count="638" meta:character-count="4213" meta:non-whitespace-character-count="3590"/>
  </office:meta>
</office:document-meta>
</file>